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8" style:family="paragraph" style:parent-style-name="Heading_20_1">
      <style:text-properties style:font-name="Arial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liwice, 11.12.2016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aport z<text:line-break/>Java i programowanie w sieci Internet</text:p>
      <text:p text:style-name="P5"/>
      <text:p text:style-name="P6">Numer ćwiczenia</text:p>
      <text:p text:style-name="P6">3</text:p>
      <text:p text:style-name="P6"/>
      <text:p text:style-name="P6">Prowadzący</text:p>
      <text:p text:style-name="P6">Łukasz Lipk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Łukasz Szafirski</text:p>
      <text:p text:style-name="P7">grupa 4, sekcja 8</text:p>
      <text:h text:style-name="P9" text:outline-level="1">1. Temat projektu</text:h>
      <text:p text:style-name="P1"><text:tab/><text:span text:style-name="T1">Tematem projektu jest „WikiHangman” czyli popularna gra w wisielca oparta na hasłach pobieranych z serwisu Wikipedia.</text:span></text:p>
      <text:p text:style-name="P3"/>
      <text:h text:style-name="P8" text:outline-level="1">2. Założenia projektu</text:h>
      <text:p text:style-name="P2"><text:tab/>Finalnie projekt będzie podzielony na część klienta, który otrzymuje hasło od serwera, który prowadzi bazę danych graczy i ich statystyk.</text:p>
      <text:p text:style-name="P2"/>
      <text:h text:style-name="P8" text:outline-level="1">3. Postęp w tym ćwiczeniu</text:h>
      <text:p text:style-name="P3"><text:tab/>Zastąpiono dotychczasowe okno konsolowe oknami z wieloplatformowej biblioteki „Swing”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2T19:21:21.13</meta:creation-date>
    <dc:date>2016-12-11T23:56:22.73</dc:date>
    <meta:editing-duration>PT3M16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2" meta:paragraph-count="14" meta:word-count="78" meta:character-count="542"/>
  </office:meta>
</office:document-meta>
</file>